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02000002585621F8E96627B862.png" manifest:media-type="image/png"/>
  <manifest:file-entry manifest:full-path="Pictures/1000020100000509000001E5E9561D4B458FA1EF.png" manifest:media-type="image/png"/>
  <manifest:file-entry manifest:full-path="Pictures/10000201000004F7000001F9137D1D0D1FDA909A.png" manifest:media-type="image/png"/>
  <manifest:file-entry manifest:full-path="Pictures/100002010000050B000002ACB8C9A4954BAEE399.png" manifest:media-type="image/png"/>
  <manifest:file-entry manifest:full-path="Pictures/100002010000050D000001469D794172BC99D122.png" manifest:media-type="image/png"/>
  <manifest:file-entry manifest:full-path="Pictures/10000201000004FF000000C5BD051C03FC4CC127.png" manifest:media-type="image/png"/>
  <manifest:file-entry manifest:full-path="Pictures/1000020100000500000000BB7184215D5924C35F.png" manifest:media-type="image/png"/>
  <manifest:file-entry manifest:full-path="Pictures/10000201000004F80000027187B04993E2F317CB.png" manifest:media-type="image/png"/>
  <manifest:file-entry manifest:full-path="Pictures/1000020100000501000001D6F738079B1B0DC35A.png" manifest:media-type="image/png"/>
  <manifest:file-entry manifest:full-path="Pictures/1000020100000501000002514A14FAB13A40B83C.png" manifest:media-type="image/png"/>
  <manifest:file-entry manifest:full-path="Pictures/1000020100000511000000FF334DCF7DF459EC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34cm, 0cm, 0.415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3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34cm, 0.168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17cm, 0cm, 8.59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2cm, 0cm, 8.87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85cm, 0cm, 9.893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9.334cm" svg:x="1.035cm" svg:y="0.937cm">
          <draw:image xlink:href="Pictures/10000201000004F80000027187B04993E2F317CB.png" xlink:type="simple" xlink:show="embed" xlink:actuate="onLoad" loext:mime-type="image/png">
            <text:p/>
          </draw:image>
        </draw:frame>
        <draw:frame draw:style-name="gr1" draw:text-style-name="P1" draw:layer="layout" svg:width="18.999cm" svg:height="4.789cm" svg:x="0.983cm" svg:y="10.081cm">
          <draw:image xlink:href="Pictures/100002010000050D000001469D794172BC99D122.png" xlink:type="simple" xlink:show="embed" xlink:actuate="onLoad" loext:mime-type="image/png">
            <text:p/>
          </draw:image>
        </draw:frame>
        <draw:frame draw:style-name="gr2" draw:text-style-name="P1" draw:layer="layout" svg:width="18.999cm" svg:height="3.374cm" svg:x="0.903cm" svg:y="14.897cm">
          <draw:image xlink:href="Pictures/1000020100000511000000FF334DCF7DF459ECA5.png" xlink:type="simple" xlink:show="embed" xlink:actuate="onLoad" loext:mime-type="image/png">
            <text:p/>
          </draw:image>
        </draw:frame>
        <draw:frame draw:style-name="gr3" draw:text-style-name="P1" draw:layer="layout" svg:width="18.999cm" svg:height="8.618cm" svg:x="0.903cm" svg:y="18.426cm">
          <draw:image xlink:href="Pictures/1000020100000501000002514A14FAB13A40B83C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4" draw:text-style-name="P1" draw:layer="layout" svg:width="18.901cm" svg:height="2.894cm" svg:x="1.021cm" svg:y="1.027cm">
          <draw:image xlink:href="Pictures/10000201000004FF000000C5BD051C03FC4CC127.png" xlink:type="simple" xlink:show="embed" xlink:actuate="onLoad" loext:mime-type="image/png">
            <text:p/>
          </draw:image>
        </draw:frame>
        <draw:frame draw:style-name="gr1" draw:text-style-name="P1" draw:layer="layout" svg:width="18.999cm" svg:height="2.774cm" svg:x="0.76cm" svg:y="3.416cm">
          <draw:image xlink:href="Pictures/1000020100000500000000BB7184215D5924C35F.png" xlink:type="simple" xlink:show="embed" xlink:actuate="onLoad" loext:mime-type="image/png">
            <text:p/>
          </draw:image>
        </draw:frame>
        <draw:frame draw:style-name="gr5" draw:text-style-name="P1" draw:layer="layout" svg:width="18.999cm" svg:height="7.377cm" svg:x="0.893cm" svg:y="5.599cm">
          <draw:image xlink:href="Pictures/10000201000004F7000001F9137D1D0D1FDA909A.png" xlink:type="simple" xlink:show="embed" xlink:actuate="onLoad" loext:mime-type="image/png">
            <text:p/>
          </draw:image>
        </draw:frame>
        <draw:frame draw:style-name="gr6" draw:text-style-name="P1" draw:layer="layout" svg:width="18.999cm" svg:height="2.031cm" svg:x="0.993cm" svg:y="12.813cm">
          <draw:image xlink:href="Pictures/1000020100000501000001D6F738079B1B0DC35A.png" xlink:type="simple" xlink:show="embed" xlink:actuate="onLoad" loext:mime-type="image/png">
            <text:p/>
          </draw:image>
        </draw:frame>
        <draw:frame draw:style-name="gr1" draw:text-style-name="P1" draw:layer="layout" svg:width="18.999cm" svg:height="10.065cm" svg:x="0.993cm" svg:y="14.814cm">
          <draw:image xlink:href="Pictures/100002010000050B000002ACB8C9A4954BAEE399.png" xlink:type="simple" xlink:show="embed" xlink:actuate="onLoad" loext:mime-type="image/png">
            <text:p/>
          </draw:image>
        </draw:frame>
        <draw:frame draw:style-name="gr7" draw:text-style-name="P1" draw:layer="layout" svg:width="18.999cm" svg:height="2.031cm" svg:x="0.893cm" svg:y="24.952cm">
          <draw:image xlink:href="Pictures/1000020100000509000001E5E9561D4B458FA1EF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8" draw:text-style-name="P1" draw:layer="layout" svg:width="18.999cm" svg:height="3.301cm" svg:x="1.061cm" svg:y="1.109cm">
          <draw:image xlink:href="Pictures/1000020100000502000002585621F8E96627B86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09:19:36.087850086</meta:creation-date>
    <dc:date>2019-11-07T09:31:55.499719484</dc:date>
    <meta:editing-duration>PT14S</meta:editing-duration>
    <meta:editing-cycles>1</meta:editing-cycles>
    <meta:document-statistic meta:object-count="11"/>
    <meta:generator>LibreOffice/6.2.7.1$Linux_X86_64 LibreOffice_project/20$Build-1</meta:generator>
  </office:meta>
</office:document-meta>
</file>